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67681" officeooo:paragraph-rsid="00067681"/>
    </style:style>
    <style:style style:name="P2" style:family="paragraph" style:parent-style-name="Heading_20_2">
      <style:text-properties officeooo:rsid="00062424" officeooo:paragraph-rsid="00062424"/>
    </style:style>
    <style:style style:name="P3" style:family="paragraph" style:parent-style-name="Heading_20_2">
      <style:text-properties officeooo:rsid="000b2fe6" officeooo:paragraph-rsid="000b2fe6"/>
    </style:style>
    <style:style style:name="P4" style:family="paragraph" style:parent-style-name="Heading_20_2">
      <style:text-properties officeooo:rsid="00121f38" officeooo:paragraph-rsid="00121f38"/>
    </style:style>
    <style:style style:name="P5" style:family="paragraph" style:parent-style-name="Text_20_body" style:list-style-name="L1">
      <style:text-properties officeooo:paragraph-rsid="000cb44d"/>
    </style:style>
    <style:style style:name="P6" style:family="paragraph" style:parent-style-name="Text_20_body" style:list-style-name="L1">
      <style:text-properties officeooo:paragraph-rsid="00104bcf"/>
    </style:style>
    <style:style style:name="P7" style:family="paragraph" style:parent-style-name="Text_20_body" style:list-style-name="L1">
      <style:text-properties officeooo:rsid="00062424" officeooo:paragraph-rsid="0007cbaa"/>
    </style:style>
    <style:style style:name="P8" style:family="paragraph" style:parent-style-name="Text_20_body">
      <style:text-properties officeooo:rsid="000b2fe6" officeooo:paragraph-rsid="000b2fe6"/>
    </style:style>
    <style:style style:name="P9" style:family="paragraph" style:parent-style-name="Text_20_body" style:list-style-name="L1">
      <style:text-properties officeooo:rsid="000cb44d" officeooo:paragraph-rsid="000cb44d"/>
    </style:style>
    <style:style style:name="P10" style:family="paragraph" style:parent-style-name="Text_20_body" style:list-style-name="L1">
      <style:text-properties officeooo:rsid="00104bcf" officeooo:paragraph-rsid="00104bcf"/>
    </style:style>
    <style:style style:name="P11" style:family="paragraph" style:parent-style-name="Text_20_body">
      <style:text-properties officeooo:rsid="00067681" officeooo:paragraph-rsid="00067681"/>
    </style:style>
    <style:style style:name="P12" style:family="paragraph" style:parent-style-name="Text_20_body">
      <style:text-properties officeooo:paragraph-rsid="00121f38"/>
    </style:style>
    <style:style style:name="P13" style:family="paragraph" style:parent-style-name="Text_20_body">
      <style:text-properties officeooo:rsid="00126159" officeooo:paragraph-rsid="00126159"/>
    </style:style>
    <style:style style:name="P14" style:family="paragraph" style:parent-style-name="Text_20_body" style:list-style-name="L2">
      <style:text-properties officeooo:rsid="00126159" officeooo:paragraph-rsid="0012b4c0"/>
    </style:style>
    <style:style style:name="P15" style:family="paragraph" style:parent-style-name="Text_20_body" style:list-style-name="L2">
      <style:text-properties officeooo:paragraph-rsid="00126159"/>
    </style:style>
    <style:style style:name="T1" style:family="text">
      <style:text-properties officeooo:rsid="000b2fe6"/>
    </style:style>
    <style:style style:name="T2" style:family="text">
      <style:text-properties fo:color="#00599d" loext:opacity="100%" style:font-name="Liberation Sans1" fo:font-size="16.1000003814697pt" fo:font-weight="bold" style:font-name-asian="Microsoft YaHei" style:font-size-asian="16.1000003814697pt" style:font-weight-asian="bold" style:font-name-complex="Mangal" style:font-size-complex="16.1000003814697pt" style:font-weight-complex="bold"/>
    </style:style>
    <style:style style:name="T3" style:family="text">
      <style:text-properties officeooo:rsid="000cb44d"/>
    </style:style>
    <style:style style:name="T4" style:family="text">
      <style:text-properties officeooo:rsid="00104bcf"/>
    </style:style>
    <style:style style:name="T5" style:family="text">
      <style:text-properties officeooo:rsid="00121f38"/>
    </style:style>
    <style:style style:name="T6" style:family="text">
      <style:text-properties officeooo:rsid="00126159"/>
    </style:style>
    <style:style style:name="T7" style:family="text">
      <style:text-properties officeooo:rsid="0012b4c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Manual Dispatch</text:h>
      <text:p text:style-name="P8">After much deliberation, I’ve decided to keep streams as a single type with a “manual dispatch” field used to dispatch various types. The dispatcher functions will be located in Streams.jl. Other stream type calculations can be added with separate files.</text:p>
      <text:p text:style-name="P8">The Dispatcher function will be a generated function with a long “if” statement. This can be compiled as type information is static within that function. This will result in a faster dispatch than Julia’s base dynamic dispatch.</text:p>
      <text:h text:style-name="P2" text:outline-level="2">Rewrite BOM Construction</text:h>
      <text:p text:style-name="P1">There is no way to avoid this. Assets with components will need to <text:span text:style-name="T1">the ABILITY </text:span>be parameterized by means of its components.</text:p>
      <text:list xml:id="list847208292" text:style-name="L1">
        <text:list-item>
          <text:p text:style-name="P7"><text:span text:style-name="T3">fill_asset(x, oldAsset :: AbstractAsset)</text:span></text:p>
          <text:list>
            <text:list-item>
              <text:p text:style-name="P9">uses “x” for every type that is “eltype(oldAsset)”</text:p>
            </text:list-item>
            <text:list-item>
              <text:p text:style-name="P9">recursively applies fill_asset to all fields that are abstract assets or vectors</text:p>
            </text:list-item>
            <text:list-item>
              <text:p text:style-name="P9">returns other fields as the same value</text:p>
            </text:list-item>
          </text:list>
        </text:list-item>
        <text:list-item>
          <text:p text:style-name="P6"><text:span text:style-name="T4">fill_bom(x, BOM :: NamedTuple)</text:span></text:p>
          <text:list>
            <text:list-item>
              <text:p text:style-name="P10">applies fill_asset to all lower level assets</text:p>
            </text:list-item>
            <text:list-item>
              <text:p text:style-name="P10">constructs a new NamedTuple based on the old ID names called newBOM</text:p>
            </text:list-item>
            <text:list-item>
              <text:p text:style-name="P10">applies link_bom!(newBOM)</text:p>
            </text:list-item>
          </text:list>
        </text:list-item>
        <text:list-item>
          <text:p text:style-name="P6"><text:span text:style-name="T4">link_bom!(BOM)</text:span></text:p>
          <text:list>
            <text:list-item>
              <text:p text:style-name="P10">Ensures all components are properly linked to the BOM values</text:p>
            </text:list-item>
            <text:list-item>
              <text:p text:style-name="P6"><text:span text:style-name="T4">Looks through every asset, finds BOM components, and assigns the actual asset that is in the BOM</text:span></text:p>
            </text:list-item>
          </text:list>
        </text:list-item>
        <text:list-item>
          <text:p text:style-name="P5"><text:span text:style-name="T4">add</text:span><text:span text:style-name="T3">_asset!(</text:span><text:span text:style-name="T4">dictBOM::Dict</text:span><text:span text:style-name="T3">, </text:span><text:span text:style-name="T4">id::Symbol,</text:span><text:span text:style-name="T3"> assetTemplate</text:span><text:span text:style-name="T4">s</text:span><text:span text:style-name="T3">::Dict; </text:span><text:span text:style-name="T4">defaultVal=0</text:span><text:span text:style-name="T3">)</text:span></text:p>
          <text:list>
            <text:list-item>
              <text:p text:style-name="P10">Builds asset “id” from assetTemplates, assigns a default value</text:p>
            </text:list-item>
            <text:list-item>
              <text:p text:style-name="P10">Adds components if they exists, builds them if they don’t</text:p>
            </text:list-item>
          </text:list>
        </text:list-item>
      </text:list>
      <text:p text:style-name="P1">We will also need to build a “conversion” function as well that builds a similar asset but with a different element type.</text:p>
      <text:h text:style-name="P4" text:outline-level="2"><text:span text:style-name="T2">Assets with Interchangeable Components</text:span></text:h>
      <text:p text:style-name="P12"><text:span text:style-name="T5">Using a “dispatch type” prevents </text:span><text:span text:style-name="T6">an assets’ children from ballooning the complexity of the parent’s type signature. This can be uses as long as the state and specifications of the child asset are constant for all applicable types</text:span><text:span text:style-name="T5">. This is particularly useful for “ProcessStreams” where we are merely dispatching </text:span><text:span text:style-name="T6">methods based on the value of a </text:span><text:soft-page-break/><text:span text:style-name="T6">“subtype” field. Every stream is the same kind of thing physically, we are merely dispatching shotcut methods for certain operations.</text:span></text:p>
      <text:p text:style-name="P13">However, if we are dealing with assets with interchangeable components, like a distillation unit, we will need to use every component as a parameter.</text:p>
      <text:p text:style-name="P13">mutable struct DistillationUnit{T, C1, C2, C3, C4…}</text:p>
      <text:p text:style-name="P13">It is possible to restrict the components at the definition level, but this <text:span text:style-name="T7">introduces a lot of difficulty</text:span>. It is instead better to have a set of “type restrictions” that are independently checked after an asset is built, for the following reasons</text:p>
      <text:list xml:id="list635758615" text:style-name="L2">
        <text:list-item>
          <text:p text:style-name="P14">The “field checker” function can be designed in such a way to give much better error handling messages <text:span text:style-name="T7">(including the “eltype” of the asset). Built-in error messages for poor construction are difficult to interpret because in general parameters in don’t necessarily map to fields. The field checker can take advantage of telling what field is incorrectly typed.</text:span></text:p>
        </text:list-item>
        <text:list-item>
          <text:p text:style-name="P15"><text:span text:style-name="T7">Some functions work with placeholder versions of DistillationUnit, while others use fully instantiated versions. Eschewing restrictions on the definition level retains the flexibility to allow this.</text:span></text:p>
        </text:list-item>
      </text:list>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599d" loext:opacity="100%"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1-02-06T10:45:02.850000000</dc:date>
    <meta:editing-duration>PT23H9M22S</meta:editing-duration>
    <meta:editing-cycles>7</meta:editing-cycles>
    <meta:document-statistic meta:table-count="0" meta:image-count="0" meta:object-count="0" meta:page-count="2" meta:paragraph-count="27" meta:word-count="485" meta:character-count="3037" meta:non-whitespace-character-count="2595"/>
  </office:meta>
</office:document-meta>
</file>